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3-06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3-04-0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3-04-0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2-10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2-06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2-03-1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1-11-1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0-10-2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0-07-1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20-01-3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9-07-1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9-04-23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8-06-2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8-03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8-01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7-09-2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7-03-14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6-12-2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6-07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6-01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5-09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5-06-27 0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5-06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12-3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09-1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06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03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03-13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4-01-21 0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3-10-1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3-07-1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3-04-2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3-03-2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2-10-16 0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2-07-24 0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2-04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2-01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1-03-2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0-12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0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0-04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10-01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9-11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9-07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9-03-20 1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8-07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8-04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7-12-1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7-04-1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7-03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7-02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6-09-1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6-06-0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6-03-2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5-10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5-07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5-03-1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4-12-2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4-03-3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3-12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3-06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3-03-1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2-06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2-03-0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1-12-1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1-08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1-04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1-03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0-09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2000-03-23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9-09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9-03-1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9-03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8-06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7-12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7-04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5-04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3-06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90-05-0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9-03-3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8-04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7-04-2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6-03-2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5-03-2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4-04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3-04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2-03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8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8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530921607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